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loext:graphic-properties draw:fill="none"/>
      <style:paragraph-properties fo:background-color="transparent"/>
      <style:text-properties officeooo:rsid="0004e980" officeooo:paragraph-rsid="0004e980"/>
    </style:style>
    <style:style style:name="P2" style:family="paragraph" style:parent-style-name="Standard" style:master-page-name="">
      <loext:graphic-properties draw:fill="none"/>
      <style:paragraph-properties fo:margin-left="0in" fo:margin-right="0in" fo:text-indent="0.5in" style:auto-text-indent="false" style:page-number="auto" fo:background-color="transparent"/>
      <style:text-properties officeooo:rsid="00001a81" officeooo:paragraph-rsid="00001a81"/>
    </style:style>
    <style:style style:name="P3" style:family="paragraph" style:parent-style-name="Standard">
      <loext:graphic-properties draw:fill="none"/>
      <style:paragraph-properties fo:margin-left="0in" fo:margin-right="0in" fo:text-indent="0.5in" style:auto-text-indent="false" fo:background-color="transparent"/>
      <style:text-properties officeooo:rsid="0002a25b" officeooo:paragraph-rsid="0002a25b"/>
    </style:style>
    <style:style style:name="P4" style:family="paragraph" style:parent-style-name="Standard">
      <loext:graphic-properties draw:fill="none"/>
      <style:paragraph-properties fo:margin-left="0in" fo:margin-right="0in" fo:text-indent="0.5in" style:auto-text-indent="false" fo:background-color="transparent"/>
      <style:text-properties officeooo:rsid="000396bb" officeooo:paragraph-rsid="000396bb"/>
    </style:style>
    <style:style style:name="P5" style:family="paragraph" style:parent-style-name="Standard">
      <loext:graphic-properties draw:fill="none"/>
      <style:paragraph-properties fo:margin-left="0in" fo:margin-right="0in" fo:text-indent="0.5in" style:auto-text-indent="false" fo:background-color="transparent"/>
      <style:text-properties officeooo:rsid="00043663" officeooo:paragraph-rsid="00043663"/>
    </style:style>
    <style:style style:name="P6" style:family="paragraph" style:parent-style-name="Standard">
      <loext:graphic-properties draw:fill="none"/>
      <style:paragraph-properties fo:margin-left="0in" fo:margin-right="0in" fo:text-indent="0.5in" style:auto-text-indent="false" fo:background-color="transparent"/>
      <style:text-properties officeooo:rsid="0004e980" officeooo:paragraph-rsid="0004e980"/>
    </style:style>
    <style:style style:name="T1" style:family="text">
      <style:text-properties officeooo:rsid="00029e50"/>
    </style:style>
    <style:style style:name="T2" style:family="text">
      <style:text-properties officeooo:rsid="000396bb"/>
    </style:style>
    <style:style style:name="T3" style:family="text">
      <style:text-properties officeooo:rsid="00043663"/>
    </style:style>
    <style:style style:name="T4" style:family="text">
      <style:text-properties officeooo:rsid="0004e9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DFA program runs a deterministic finite automaton to determine whether a given string matches a given <text:span text:style-name="T2">regular</text:span> language. <text:span text:style-name="T1">This implementation of it uses a JSON file to define the DFA. It can execute in terse (by default) or verbose modes, with the verbose mode displaying the machine definition, and then the state transitions as they happen. It is also capable of running in a nondeterministic mode, carrying out a NFA.</text:span></text:p>
      <text:p text:style-name="P3">In order to read command-line arguments, the Python sys and re libraries were used. The sys library includes the sys.argv list, which returns space-separated arguments. The re library contains re.match, which is used to evaluate the arguments against regular expressions. The largest problem encountered is that this combination cannot evaluate definition filenames containing spaces. There was also a problem with allowing the system to capture filenames in a separate argument from the definition.</text:p>
      <text:p text:style-name="P3">Reading from a JSON file was done using the Python json library. The json library contains the json.loads function, which parses a JSON-formatted string into a dictionary; the string was obtained using the native Python open and read functions. The format used in the JSON file is as follows: the key “alphabet” is linked to a list of characters. The key “states” is linked to a list of dictionaries. Each state dictionary contains a “name” string listing its display name<text:span text:style-name="T2">, and “start” and “accept” Booleans recording whether the state is the start state and whether it is an accept state; states may also contain a “transitions” dictionary mapping characters to states, and an “epsilon” list of states to be entered with an empty string (this can simplify some DFAs, and is necessary for NFAs). When initially read in, states are represented in the transition tables as strings; once all states are created, the placeholder strings are replaced with the actual states. There are two known issues with epsilon state propagation, where epsilon transitions are not checked before testing the first character, and are only checked once after each character.</text:span></text:p>
      <text:p text:style-name="P4">When executing in terse mode, the program only displays the output: whether or not the machine accepts the string. In verbose mode, the program displays <text:span text:style-name="T3">the machine definition once loaded, and then</text:span> all steps involved in recognizing the string: <text:span text:style-name="T3">each character, and the state transitions from that character. The program can also run in help mode, in which case it displays manual and usage information and then quits.</text:span></text:p>
      <text:p text:style-name="P5">The nondeterministic mode runs a nondeterministic finite automaton. In this mode, the transition table does not need to define a transition from each state for each character, and the transition and epsilon values for each state must be a list of states rather than a single state. For each pass, the system reads the <text:span text:style-name="T4">transition table for each current state, adds them to a list for the next state, and replaces the current state with that list.</text:span></text:p>
      <text:p text:style-name="P6">The known issues are:</text:p>
      <text:list xml:id="list1057368629" text:style-name="L1">
        <text:list-item>
          <text:p text:style-name="P1">Cannot handle filenames including spaces.</text:p>
        </text:list-item>
        <text:list-item>
          <text:p text:style-name="P1">Can only handle definitions files included in the same argument as the -d argument.</text:p>
        </text:list-item>
        <text:list-item>
          <text:p text:style-name="P1">Only checks epsilon transitions once per character, and does not check before the first character.</text:p>
        </text:list-item>
        <text:list-item>
          <text:p text:style-name="P1">Cannot handle non-regular languages; push-down automaton functions are not implemented y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18T18:18:07.473000000</meta:creation-date>
    <dc:date>2021-06-18T20:24:08.025000000</dc:date>
    <meta:editing-duration>PT17M11S</meta:editing-duration>
    <meta:editing-cycles>2</meta:editing-cycles>
    <meta:generator>LibreOffice/6.2.4.2$Windows_X86_64 LibreOffice_project/2412653d852ce75f65fbfa83fb7e7b669a126d64</meta:generator>
    <meta:document-statistic meta:table-count="0" meta:image-count="0" meta:object-count="0" meta:page-count="1" meta:paragraph-count="10" meta:word-count="531" meta:character-count="3274" meta:non-whitespace-character-count="2757"/>
  </office:meta>
</office:document-meta>
</file>